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6pt"/>
    </style:style>
    <style:style style:name="co3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24.55pt" svg:height="520.04pt" svg:x="506.55pt" svg:y="55.19pt">
            <loext:p draw:notify-on-update-of-ranges="Sheet1.C2:Sheet1.C35 Sheet1.E2:Sheet1.E35 Sheet1.C12:Sheet1.C23 Sheet1.D12:Sheet1.D23 Sheet1.C24:Sheet1.C35 Sheet1.D24:Sheet1.D35 Sheet1.C2:Sheet1.C1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rainer level</text:p>
          </table:table-cell>
          <table:table-cell office:value-type="string" calcext:value-type="string">
            <text:p>pkm level</text:p>
          </table:table-cell>
          <table:table-cell table:style-name="Default" office:value-type="string" calcext:value-type="string">
            <text:p>pkm/trainer ratio</text:p>
          </table:table-cell>
          <table:table-cell office:value-type="string" calcext:value-type="string">
            <text:p>sceenshot angle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QRT( C2 * 52357.9848 + 1337.885703) - SQRT(1337.885703)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([.B2]-[.$F$1])/([.A2]+[.$G$1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([.$I$3] * SQRT([.C2]) + [.$J$3] * [.C2] ) *18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([.B3]-[.$F$1])/([.A3]+[.$G$1])" office:value-type="float" office:value="0.137931034482759" calcext:value-type="float">
            <text:p>0.14</text:p>
          </table:table-cell>
          <table:table-cell table:formula="of:=180-124.75" office:value-type="float" office:value="55.25" calcext:value-type="float">
            <text:p>55.25</text:p>
          </table:table-cell>
          <table:table-cell table:formula="of:=([.$I$3] * SQRT([.C3]) + [.$J$3] * [.C3] ) *180" office:value-type="float" office:value="66.8503217437388" calcext:value-type="float">
            <text:p>66.85032174373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-[.I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B4]-[.$F$1])/([.A4]+[.$G$1])" office:value-type="float" office:value="0.344827586206897" calcext:value-type="float">
            <text:p>0.34</text:p>
          </table:table-cell>
          <table:table-cell table:formula="of:=180-81.58" office:value-type="float" office:value="98.42" calcext:value-type="float">
            <text:p>98.42</text:p>
          </table:table-cell>
          <table:table-cell table:formula="of:=([.$I$3] * SQRT([.C4]) + [.$J$3] * [.C4] ) *180" office:value-type="float" office:value="105.699639512647" calcext:value-type="float">
            <text:p>105.69963951264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([.B5]-[.$F$1])/([.A5]+[.$G$1])" office:value-type="float" office:value="0.655172413793103" calcext:value-type="float">
            <text:p>0.66</text:p>
          </table:table-cell>
          <table:table-cell table:formula="of:=180-38" office:value-type="float" office:value="142" calcext:value-type="float">
            <text:p>142</text:p>
          </table:table-cell>
          <table:table-cell table:formula="of:=([.$I$3] * SQRT([.C5]) + [.$J$3] * [.C5] ) *180" office:value-type="float" office:value="145.696898412068" calcext:value-type="float">
            <text:p>145.69689841206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B6]-[.$F$1])/([.A6]+[.$G$1])" office:value-type="float" office:value="0.758620689655172" calcext:value-type="float">
            <text:p>0.76</text:p>
          </table:table-cell>
          <table:table-cell table:formula="of:=180-25.7" office:value-type="float" office:value="154.3" calcext:value-type="float">
            <text:p>154.3</text:p>
          </table:table-cell>
          <table:table-cell table:formula="of:=([.$I$3] * SQRT([.C6]) + [.$J$3] * [.C6] ) *180" office:value-type="float" office:value="156.777901328049" calcext:value-type="float">
            <text:p>156.77790132804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([.B7]-[.$F$1])/([.A7]+[.$G$1])" office:value-type="float" office:value="0.827586206896552" calcext:value-type="float">
            <text:p>0.83</text:p>
          </table:table-cell>
          <table:table-cell table:formula="of:=180-17.87" office:value-type="float" office:value="162.13" calcext:value-type="float">
            <text:p>162.13</text:p>
          </table:table-cell>
          <table:table-cell table:formula="of:=([.$I$3] * SQRT([.C7]) + [.$J$3] * [.C7] ) *180" office:value-type="float" office:value="163.749177413043" calcext:value-type="float">
            <text:p>163.74917741304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([.B8]-[.$F$1])/([.A8]+[.$G$1])" office:value-type="float" office:value="0.896551724137931" calcext:value-type="float">
            <text:p>0.90</text:p>
          </table:table-cell>
          <table:table-cell table:formula="of:=180-10.43" office:value-type="float" office:value="169.57" calcext:value-type="float">
            <text:p>169.57</text:p>
          </table:table-cell>
          <table:table-cell table:formula="of:=([.$I$3] * SQRT([.C8]) + [.$J$3] * [.C8] ) *180" office:value-type="float" office:value="170.43554753064" calcext:value-type="float">
            <text:p>170.4355475306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5" calcext:value-type="float">
            <text:p>27.5</text:p>
          </table:table-cell>
          <table:table-cell table:formula="of:=([.B9]-[.$F$1])/([.A9]+[.$G$1])" office:value-type="float" office:value="0.913793103448276" calcext:value-type="float">
            <text:p>0.91</text:p>
          </table:table-cell>
          <table:table-cell table:formula="of:=180-8.62" office:value-type="float" office:value="171.38" calcext:value-type="float">
            <text:p>171.38</text:p>
          </table:table-cell>
          <table:table-cell table:formula="of:=([.$I$3] * SQRT([.C9]) + [.$J$3] * [.C9] ) *180" office:value-type="float" office:value="172.066546869879" calcext:value-type="float">
            <text:p>172.06654686987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([.B10]-[.$F$1])/([.A10]+[.$G$1])" office:value-type="float" office:value="0.931034482758621" calcext:value-type="float">
            <text:p>0.93</text:p>
          </table:table-cell>
          <table:table-cell table:formula="of:=180-6.94" office:value-type="float" office:value="173.06" calcext:value-type="float">
            <text:p>173.06</text:p>
          </table:table-cell>
          <table:table-cell table:formula="of:=([.$I$3] * SQRT([.C10]) + [.$J$3] * [.C10] ) *180" office:value-type="float" office:value="173.682230643723" calcext:value-type="float">
            <text:p>173.68223064372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5" calcext:value-type="float">
            <text:p>29.5</text:p>
          </table:table-cell>
          <table:table-cell table:formula="of:=([.B11]-[.$F$1])/([.A11]+[.$G$1])" office:value-type="float" office:value="0.982758620689655" calcext:value-type="float">
            <text:p>0.98</text:p>
          </table:table-cell>
          <table:table-cell table:formula="of:=180-1.68" office:value-type="float" office:value="178.32" calcext:value-type="float">
            <text:p>178.32</text:p>
          </table:table-cell>
          <table:table-cell table:formula="of:=([.$I$3] * SQRT([.C11]) + [.$J$3] * [.C11] ) *180" office:value-type="float" office:value="178.441529107842" calcext:value-type="float">
            <text:p>178.44152910784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[.B12]-[.$F$1])/([.A12]+[.$G$1])" office:value-type="float" office:value="0.0666666666666667" calcext:value-type="float">
            <text:p>0.07</text:p>
          </table:table-cell>
          <table:table-cell table:formula="of:=180-150.47" office:value-type="float" office:value="29.53" calcext:value-type="float">
            <text:p>29.53</text:p>
          </table:table-cell>
          <table:table-cell table:formula="of:=([.$I$3] * SQRT([.C12]) + [.$J$3] * [.C12] ) *180" office:value-type="float" office:value="46.475800154489" calcext:value-type="float">
            <text:p>46.4758001544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([.B13]-[.$F$1])/([.A13]+[.$G$1])" office:value-type="float" office:value="0.133333333333333" calcext:value-type="float">
            <text:p>0.13</text:p>
          </table:table-cell>
          <table:table-cell table:formula="of:=180-130.37" office:value-type="float" office:value="49.63" calcext:value-type="float">
            <text:p>49.63</text:p>
          </table:table-cell>
          <table:table-cell table:formula="of:=([.$I$3] * SQRT([.C13]) + [.$J$3] * [.C13] ) *180" office:value-type="float" office:value="65.7267069006199" calcext:value-type="float">
            <text:p>65.726706900619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([.B14]-[.$F$1])/([.A14]+[.$G$1])" office:value-type="float" office:value="0.2" calcext:value-type="float">
            <text:p>0.20</text:p>
          </table:table-cell>
          <table:table-cell table:formula="of:=180-113.94" office:value-type="float" office:value="66.06" calcext:value-type="float">
            <text:p>66.06</text:p>
          </table:table-cell>
          <table:table-cell table:formula="of:=([.$I$3] * SQRT([.C14]) + [.$J$3] * [.C14] ) *180" office:value-type="float" office:value="80.4984471899924" calcext:value-type="float">
            <text:p>80.49844718999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([.B15]-[.$F$1])/([.A15]+[.$G$1])" office:value-type="float" office:value="0.266666666666667" calcext:value-type="float">
            <text:p>0.27</text:p>
          </table:table-cell>
          <table:table-cell table:formula="of:=180-99.9" office:value-type="float" office:value="80.1" calcext:value-type="float">
            <text:p>80.1</text:p>
          </table:table-cell>
          <table:table-cell table:formula="of:=([.$I$3] * SQRT([.C15]) + [.$J$3] * [.C15] ) *180" office:value-type="float" office:value="92.9516003089781" calcext:value-type="float">
            <text:p>92.951600308978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([.B16]-[.$F$1])/([.A16]+[.$G$1])" office:value-type="float" office:value="0.333333333333333" calcext:value-type="float">
            <text:p>0.33</text:p>
          </table:table-cell>
          <table:table-cell table:formula="of:=180-87.31" office:value-type="float" office:value="92.69" calcext:value-type="float">
            <text:p>92.69</text:p>
          </table:table-cell>
          <table:table-cell table:formula="of:=([.$I$3] * SQRT([.C16]) + [.$J$3] * [.C16] ) *180" office:value-type="float" office:value="103.923048454133" calcext:value-type="float">
            <text:p>103.92304845413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([.B17]-[.$F$1])/([.A17]+[.$G$1])" office:value-type="float" office:value="0.4" calcext:value-type="float">
            <text:p>0.40</text:p>
          </table:table-cell>
          <table:table-cell table:formula="of:=180-75.21" office:value-type="float" office:value="104.79" calcext:value-type="float">
            <text:p>104.79</text:p>
          </table:table-cell>
          <table:table-cell table:formula="of:=([.$I$3] * SQRT([.C17]) + [.$J$3] * [.C17] ) *180" office:value-type="float" office:value="113.841995766062" calcext:value-type="float">
            <text:p>113.84199576606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([.B18]-[.$F$1])/([.A18]+[.$G$1])" office:value-type="float" office:value="0.466666666666667" calcext:value-type="float">
            <text:p>0.47</text:p>
          </table:table-cell>
          <table:table-cell table:formula="of:=180-65.05" office:value-type="float" office:value="114.95" calcext:value-type="float">
            <text:p>114.95</text:p>
          </table:table-cell>
          <table:table-cell table:formula="of:=([.$I$3] * SQRT([.C18]) + [.$J$3] * [.C18] ) *180" office:value-type="float" office:value="122.963409191515" calcext:value-type="float">
            <text:p>122.9634091915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B19]-[.$F$1])/([.A19]+[.$G$1])" office:value-type="float" office:value="0.533333333333333" calcext:value-type="float">
            <text:p>0.53</text:p>
          </table:table-cell>
          <table:table-cell table:formula="of:=180-55.11" office:value-type="float" office:value="124.89" calcext:value-type="float">
            <text:p>124.89</text:p>
          </table:table-cell>
          <table:table-cell table:formula="of:=([.$I$3] * SQRT([.C19]) + [.$J$3] * [.C19] ) *180" office:value-type="float" office:value="131.45341380124" calcext:value-type="float">
            <text:p>131.453413801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([.B20]-[.$F$1])/([.A20]+[.$G$1])" office:value-type="float" office:value="0.6" calcext:value-type="float">
            <text:p>0.60</text:p>
          </table:table-cell>
          <table:table-cell table:formula="of:=180-45.78" office:value-type="float" office:value="134.22" calcext:value-type="float">
            <text:p>134.22</text:p>
          </table:table-cell>
          <table:table-cell table:formula="of:=([.$I$3] * SQRT([.C20]) + [.$J$3] * [.C20] ) *180" office:value-type="float" office:value="139.427400463467" calcext:value-type="float">
            <text:p>139.42740046346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([.B21]-[.$F$1])/([.A21]+[.$G$1])" office:value-type="float" office:value="0.666666666666667" calcext:value-type="float">
            <text:p>0.67</text:p>
          </table:table-cell>
          <table:table-cell table:formula="of:=180-37.31" office:value-type="float" office:value="142.69" calcext:value-type="float">
            <text:p>142.69</text:p>
          </table:table-cell>
          <table:table-cell table:formula="of:=([.$I$3] * SQRT([.C21]) + [.$J$3] * [.C21] ) *180" office:value-type="float" office:value="146.969384566991" calcext:value-type="float">
            <text:p>146.96938456699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([.B22]-[.$F$1])/([.A22]+[.$G$1])" office:value-type="float" office:value="0.733333333333333" calcext:value-type="float">
            <text:p>0.73</text:p>
          </table:table-cell>
          <table:table-cell table:formula="of:=180-29.22" office:value-type="float" office:value="150.78" calcext:value-type="float">
            <text:p>150.78</text:p>
          </table:table-cell>
          <table:table-cell table:formula="of:=([.$I$3] * SQRT([.C22]) + [.$J$3] * [.C22] ) *180" office:value-type="float" office:value="154.142790943982" calcext:value-type="float">
            <text:p>154.14279094398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[.B23]-[.$F$1])/([.A23]+[.$G$1])" office:value-type="float" office:value="0.8" calcext:value-type="float">
            <text:p>0.80</text:p>
          </table:table-cell>
          <table:table-cell table:formula="of:=180-21.58" office:value-type="float" office:value="158.42" calcext:value-type="float">
            <text:p>158.42</text:p>
          </table:table-cell>
          <table:table-cell table:formula="of:=([.$I$3] * SQRT([.C23]) + [.$J$3] * [.C23] ) *180" office:value-type="float" office:value="160.996894379985" calcext:value-type="float">
            <text:p>160.99689437998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([.B24]-[.$F$1])/([.A24]+[.$G$1])" office:value-type="float" office:value="0.0714285714285714" calcext:value-type="float">
            <text:p>0.07</text:p>
          </table:table-cell>
          <table:table-cell table:formula="of:=180-149.33" office:value-type="float" office:value="30.67" calcext:value-type="float">
            <text:p>30.67</text:p>
          </table:table-cell>
          <table:table-cell table:formula="of:=([.$I$3] * SQRT([.C24]) + [.$J$3] * [.C24] ) *180" office:value-type="float" office:value="48.1070235442364" calcext:value-type="float">
            <text:p>48.107023544236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B25]-[.$F$1])/([.A25]+[.$G$1])" office:value-type="float" office:value="0.142857142857143" calcext:value-type="float">
            <text:p>0.14</text:p>
          </table:table-cell>
          <table:table-cell table:formula="of:=180-128.43" office:value-type="float" office:value="51.57" calcext:value-type="float">
            <text:p>51.57</text:p>
          </table:table-cell>
          <table:table-cell table:formula="of:=([.$I$3] * SQRT([.C25]) + [.$J$3] * [.C25] ) *180" office:value-type="float" office:value="68.0336051416609" calcext:value-type="float">
            <text:p>68.03360514166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([.B26]-[.$F$1])/([.A26]+[.$G$1])" office:value-type="float" office:value="0.214285714285714" calcext:value-type="float">
            <text:p>0.21</text:p>
          </table:table-cell>
          <table:table-cell table:formula="of:=180-111.38" office:value-type="float" office:value="68.62" calcext:value-type="float">
            <text:p>68.62</text:p>
          </table:table-cell>
          <table:table-cell table:formula="of:=([.$I$3] * SQRT([.C26]) + [.$J$3] * [.C26] ) *180" office:value-type="float" office:value="83.3238089795296" calcext:value-type="float">
            <text:p>83.323808979529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([.B27]-[.$F$1])/([.A27]+[.$G$1])" office:value-type="float" office:value="0.285714285714286" calcext:value-type="float">
            <text:p>0.29</text:p>
          </table:table-cell>
          <table:table-cell table:formula="of:=180-96.72" office:value-type="float" office:value="83.28" calcext:value-type="float">
            <text:p>83.28</text:p>
          </table:table-cell>
          <table:table-cell table:formula="of:=([.$I$3] * SQRT([.C27]) + [.$J$3] * [.C27] ) *180" office:value-type="float" office:value="96.2140470884728" calcext:value-type="float">
            <text:p>96.214047088472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([.B28]-[.$F$1])/([.A28]+[.$G$1])" office:value-type="float" office:value="0.357142857142857" calcext:value-type="float">
            <text:p>0.36</text:p>
          </table:table-cell>
          <table:table-cell table:formula="of:=180-83.53" office:value-type="float" office:value="96.47" calcext:value-type="float">
            <text:p>96.47</text:p>
          </table:table-cell>
          <table:table-cell table:formula="of:=([.$I$3] * SQRT([.C28]) + [.$J$3] * [.C28] ) *180" office:value-type="float" office:value="107.570574840095" calcext:value-type="float">
            <text:p>107.57057484009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([.B29]-[.$F$1])/([.A29]+[.$G$1])" office:value-type="float" office:value="0.428571428571429" calcext:value-type="float">
            <text:p>0.43</text:p>
          </table:table-cell>
          <table:table-cell table:formula="of:=180-71.55" office:value-type="float" office:value="108.45" calcext:value-type="float">
            <text:p>108.45</text:p>
          </table:table-cell>
          <table:table-cell table:formula="of:=([.$I$3] * SQRT([.C29]) + [.$J$3] * [.C29] ) *180" office:value-type="float" office:value="117.837660727436" calcext:value-type="float">
            <text:p>117.8376607274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B30]-[.$F$1])/([.A30]+[.$G$1])" office:value-type="float" office:value="0.5" calcext:value-type="float">
            <text:p>0.50</text:p>
          </table:table-cell>
          <table:table-cell table:formula="of:=180-60.56" office:value-type="float" office:value="119.44" calcext:value-type="float">
            <text:p>119.44</text:p>
          </table:table-cell>
          <table:table-cell table:formula="of:=([.$I$3] * SQRT([.C30]) + [.$J$3] * [.C30] ) *180" office:value-type="float" office:value="127.279220613579" calcext:value-type="float">
            <text:p>127.27922061357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([.B31]-[.$F$1])/([.A31]+[.$G$1])" office:value-type="float" office:value="0.571428571428571" calcext:value-type="float">
            <text:p>0.57</text:p>
          </table:table-cell>
          <table:table-cell table:formula="of:=180-50.2" office:value-type="float" office:value="129.8" calcext:value-type="float">
            <text:p>129.8</text:p>
          </table:table-cell>
          <table:table-cell table:formula="of:=([.$I$3] * SQRT([.C31]) + [.$J$3] * [.C31] ) *180" office:value-type="float" office:value="136.067210283322" calcext:value-type="float">
            <text:p>136.06721028332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([.B32]-[.$F$1])/([.A32]+[.$G$1])" office:value-type="float" office:value="0.642857142857143" calcext:value-type="float">
            <text:p>0.64</text:p>
          </table:table-cell>
          <table:table-cell table:formula="of:=180-40.42" office:value-type="float" office:value="139.58" calcext:value-type="float">
            <text:p>139.58</text:p>
          </table:table-cell>
          <table:table-cell table:formula="of:=([.$I$3] * SQRT([.C32]) + [.$J$3] * [.C32] ) *180" office:value-type="float" office:value="144.321070632709" calcext:value-type="float">
            <text:p>144.3210706327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B33]-[.$F$1])/([.A33]+[.$G$1])" office:value-type="float" office:value="0.714285714285714" calcext:value-type="float">
            <text:p>0.71</text:p>
          </table:table-cell>
          <table:table-cell table:formula="of:=180-31.59" office:value-type="float" office:value="148.41" calcext:value-type="float">
            <text:p>148.41</text:p>
          </table:table-cell>
          <table:table-cell table:formula="of:=([.$I$3] * SQRT([.C33]) + [.$J$3] * [.C33] ) *180" office:value-type="float" office:value="152.127765851133" calcext:value-type="float">
            <text:p>152.1277658511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B34]-[.$F$1])/([.A34]+[.$G$1])" office:value-type="float" office:value="0.785714285714286" calcext:value-type="float">
            <text:p>0.79</text:p>
          </table:table-cell>
          <table:table-cell table:formula="of:=180-23.27" office:value-type="float" office:value="156.73" calcext:value-type="float">
            <text:p>156.73</text:p>
          </table:table-cell>
          <table:table-cell table:formula="of:=([.$I$3] * SQRT([.C34]) + [.$J$3] * [.C34] ) *180" office:value-type="float" office:value="159.552946877025" calcext:value-type="float">
            <text:p>159.55294687702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([.B35]-[.$F$1])/([.A35]+[.$G$1])" office:value-type="float" office:value="0.857142857142857" calcext:value-type="float">
            <text:p>0.86</text:p>
          </table:table-cell>
          <table:table-cell table:formula="of:=180-15.1" office:value-type="float" office:value="164.9" calcext:value-type="float">
            <text:p>164.9</text:p>
          </table:table-cell>
          <table:table-cell table:formula="of:=([.$I$3] * SQRT([.C35]) + [.$J$3] * [.C35] ) *180" office:value-type="float" office:value="166.647617959059" calcext:value-type="float">
            <text:p>166.64761795905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E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7:19:21.64647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2:16:13.609447133</meta:creation-date>
    <dc:date>2016-12-26T17:31:57.690152206</dc:date>
    <meta:editing-duration>PT2H42M29S</meta:editing-duration>
    <meta:editing-cycles>14</meta:editing-cycles>
    <meta:generator>LibreOffice/5.2.4.1$Linux_X86_64 LibreOffice_project/20m0$Build-1</meta:generator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617cm" svg:height="18.347cm" xlink:href=".." xlink:type="simple" chart:class="chart:scatter" chart:column-mapping="0 2" chart:style-name="ch1">
        <chart:legend chart:legend-position="end" svg:x="29.765cm" svg:y="8.127cm" style:legend-expansion="high" chart:style-name="ch2"/>
        <chart:plot-area chart:style-name="ch3" table:cell-range-address="Sheet1.C2:Sheet1.E35" svg:x="0.652cm" svg:y="0.366cm" svg:width="28.461cm" svg:height="17.615cm">
          <chartooo:coordinate-region svg:x="1.273cm" svg:y="0.565cm" svg:width="27.322cm" svg:height="16.7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35" chart:class="chart:scatter">
            <chart:domain table:cell-range-address="Sheet1.C2:Sheet1.C35"/>
            <chart:data-point chart:repeated="34"/>
          </chart:series>
          <chart:series chart:style-name="ch8" chart:values-cell-range-address="Sheet1.D12:Sheet1.D23" chart:class="chart:scatter">
            <chart:domain table:cell-range-address="Sheet1.C12:Sheet1.C23"/>
            <chart:data-point chart:repeated="12"/>
          </chart:series>
          <chart:series chart:style-name="ch9" chart:values-cell-range-address="Sheet1.D24:Sheet1.D35" chart:class="chart:scatter">
            <chart:domain table:cell-range-address="Sheet1.C24:Sheet1.C35"/>
            <chart:data-point chart:repeated="12"/>
          </chart:series>
          <chart:series chart:style-name="ch10" chart:values-cell-range-address="Sheet1.D2:Sheet1.D11" chart:class="chart:scatter">
            <chart:domain table:cell-range-address="Sheet1.C2:Sheet1.C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35</svg:desc>
                </draw:g>
              </table:table-cell>
              <table:table-cell office:value-type="float" office:value="0">
                <text:p>0</text:p>
                <draw:g>
                  <svg:desc>Sheet1.E2:Sheet1.E35</svg:desc>
                </draw:g>
              </table:table-cell>
              <table:table-cell office:value-type="float" office:value="0.0666666666666667">
                <text:p>0.0666666666666667</text:p>
                <draw:g>
                  <svg:desc>Sheet1.C12:Sheet1.C23</svg:desc>
                </draw:g>
              </table:table-cell>
              <table:table-cell office:value-type="float" office:value="29.53">
                <text:p>29.53</text:p>
                <draw:g>
                  <svg:desc>Sheet1.D12:Sheet1.D23</svg:desc>
                </draw:g>
              </table:table-cell>
              <table:table-cell office:value-type="float" office:value="0.0714285714285714">
                <text:p>0.0714285714285714</text:p>
                <draw:g>
                  <svg:desc>Sheet1.C24:Sheet1.C35</svg:desc>
                </draw:g>
              </table:table-cell>
              <table:table-cell office:value-type="float" office:value="30.67">
                <text:p>30.67</text:p>
                <draw:g>
                  <svg:desc>Sheet1.D24:Sheet1.D35</svg:desc>
                </draw:g>
              </table:table-cell>
              <table:table-cell office:value-type="float" office:value="0">
                <text:p>0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66.8503217437388">
                <text:p>66.850321743738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49.63">
                <text:p>49.6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51.57">
                <text:p>51.57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05.699639512647">
                <text:p>105.699639512647</text:p>
              </table:table-cell>
              <table:table-cell office:value-type="float" office:value="0.2">
                <text:p>0.2</text:p>
              </table:table-cell>
              <table:table-cell office:value-type="float" office:value="66.06">
                <text:p>66.06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68.62">
                <text:p>68.62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98.42">
                <text:p>98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5.696898412068">
                <text:p>145.696898412068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80.1">
                <text:p>80.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83.28">
                <text:p>83.2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156.777901328049">
                <text:p>156.77790132804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2.69">
                <text:p>92.6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96.47">
                <text:p>96.47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154.3">
                <text:p>15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63.749177413043">
                <text:p>163.749177413043</text:p>
              </table:table-cell>
              <table:table-cell office:value-type="float" office:value="0.4">
                <text:p>0.4</text:p>
              </table:table-cell>
              <table:table-cell office:value-type="float" office:value="104.79">
                <text:p>104.7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08.45">
                <text:p>108.45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62.13">
                <text:p>162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170.43554753064">
                <text:p>170.4355475306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14.95">
                <text:p>114.95</text:p>
              </table:table-cell>
              <table:table-cell office:value-type="float" office:value="0.5">
                <text:p>0.5</text:p>
              </table:table-cell>
              <table:table-cell office:value-type="float" office:value="119.44">
                <text:p>119.44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169.57">
                <text:p>169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3793103448276">
                <text:p>0.913793103448276</text:p>
              </table:table-cell>
              <table:table-cell office:value-type="float" office:value="172.066546869879">
                <text:p>172.066546869879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24.89">
                <text:p>124.8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29.8">
                <text:p>129.8</text:p>
              </table:table-cell>
              <table:table-cell office:value-type="float" office:value="0.913793103448276">
                <text:p>0.913793103448276</text:p>
              </table:table-cell>
              <table:table-cell office:value-type="float" office:value="171.38">
                <text:p>171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173.682230643723">
                <text:p>173.682230643723</text:p>
              </table:table-cell>
              <table:table-cell office:value-type="float" office:value="0.6">
                <text:p>0.6</text:p>
              </table:table-cell>
              <table:table-cell office:value-type="float" office:value="134.22">
                <text:p>134.2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39.58">
                <text:p>139.58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173.06">
                <text:p>173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2758620689655">
                <text:p>0.982758620689655</text:p>
              </table:table-cell>
              <table:table-cell office:value-type="float" office:value="178.441529107842">
                <text:p>178.44152910784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2.69">
                <text:p>142.6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48.41">
                <text:p>148.41</text:p>
              </table:table-cell>
              <table:table-cell office:value-type="float" office:value="0.982758620689655">
                <text:p>0.982758620689655</text:p>
              </table:table-cell>
              <table:table-cell office:value-type="float" office:value="178.32">
                <text:p>178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46.475800154489">
                <text:p>46.47580015448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50.78">
                <text:p>150.7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56.73">
                <text:p>156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65.7267069006199">
                <text:p>65.7267069006199</text:p>
              </table:table-cell>
              <table:table-cell office:value-type="float" office:value="0.8">
                <text:p>0.8</text:p>
              </table:table-cell>
              <table:table-cell office:value-type="float" office:value="158.42">
                <text:p>158.4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64.9">
                <text:p>16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80.4984471899924">
                <text:p>80.4984471899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92.9516003089781">
                <text:p>92.95160030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03.923048454133">
                <text:p>103.923048454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113.841995766062">
                <text:p>113.84199576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22.963409191515">
                <text:p>122.96340919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31.45341380124">
                <text:p>131.4534138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139.427400463467">
                <text:p>139.42740046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6.969384566991">
                <text:p>146.96938456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54.142790943982">
                <text:p>154.14279094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">
                <text:p>0.8</text:p>
              </table:table-cell>
              <table:table-cell office:value-type="float" office:value="160.996894379985">
                <text:p>160.99689437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48.1070235442364">
                <text:p>48.1070235442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68.0336051416609">
                <text:p>68.033605141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83.3238089795296">
                <text:p>83.323808979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96.2140470884728">
                <text:p>96.214047088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7.570574840095">
                <text:p>107.5705748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17.837660727436">
                <text:p>117.83766072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127.279220613579">
                <text:p>127.27922061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36.067210283322">
                <text:p>136.06721028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44.321070632709">
                <text:p>144.32107063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52.127765851133">
                <text:p>152.12776585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59.552946877025">
                <text:p>159.55294687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66.647617959059">
                <text:p>166.64761795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